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Heading_20_3">
      <style:text-properties style:font-name="Tahoma" fo:font-weight="normal" style:font-weight-asian="normal" style:font-weight-complex="normal"/>
    </style:style>
    <style:style style:name="P3" style:family="paragraph" style:parent-style-name="Text_20_body">
      <style:text-properties style:font-name="Tahoma" fo:font-weight="normal" style:font-weight-asian="normal" style:font-weight-complex="normal"/>
    </style:style>
    <style:style style:name="T1" style:family="text">
      <style:text-properties style:font-name="Tahoma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mpte rendu TP2</text:h>
      <text:h text:style-name="P2" text:outline-level="3">1-</text:h>
      <text:p text:style-name="Text_20_body"><text:span text:style-name="T1">Nombre de paires de bases : </text:span></text:p>
      <text:p text:style-name="Text_20_body"><text:span text:style-name="T1">120 120 =&gt; Si on obtient seulement 120 : Homozygote</text:span></text:p>
      <text:p text:style-name="Text_20_body"><text:span text:style-name="T1">116 120 =&gt; Si on obtient 116 et 120 : Hétérozygote </text:span></text:p>
      <text:p text:style-name="Text_20_body"><text:span text:style-name="T1">000 =&gt; Données manquantes</text:span></text:p>
      <text:p text:style-name="Text_20_body"><text:span text:style-name="T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5T13:36:55.81</meta:creation-date>
    <meta:document-statistic meta:table-count="0" meta:image-count="0" meta:object-count="0" meta:page-count="1" meta:paragraph-count="6" meta:word-count="35" meta:character-count="173"/>
    <dc:date>2013-10-25T13:52:44.05</dc:date>
    <meta:editing-duration>PT7S</meta:editing-duration>
    <meta:editing-cycles>1</meta:editing-cycles>
    <meta:generator>LibreOffice/3.3$Win32 LibreOffice_project/330m19$Build-202</meta:generator>
  </office:meta>
</office:document-meta>
</file>